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e93" officeooo:paragraph-rsid="0018be93"/>
    </style:style>
    <style:style style:name="T1" style:family="text">
      <style:text-properties fo:font-variant="normal" fo:text-transform="none" fo:color="#a71d5d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795da3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er la base :</text:p>
      <text:p text:style-name="P1">CREATE DATABASE galop;</text:p>
      <text:p text:style-name="P1">Créer les tables:</text:p>
      <text:p text:style-name="P1">CREATE TABLE categories(</text:p>
      <text:p text:style-name="P1"><text:s text:c="3"/>Code_categorie CHAR(2) PRIMARY KEY,</text:p>
      <text:p text:style-name="P1"><text:s text:c="3"/>Libelle_categorie CHAR(50),</text:p>
      <text:p text:style-name="P1"><text:s text:c="3"/>Montant_cotisation int</text:p>
      <text:p text:style-name="P1">);</text:p>
      <text:p text:style-name="P1"/>
      <text:p text:style-name="P1">CREATE TABLE stages(</text:p>
      <text:p text:style-name="P1"><text:s text:c="3"/>Num_stage INT PRIMARY KEY,</text:p>
      <text:p text:style-name="P1"><text:s text:c="3"/>du date,</text:p>
      <text:p text:style-name="P1"><text:s text:c="3"/>au date,</text:p>
      <text:p text:style-name="P1"><text:s text:c="3"/>prix_forfaitaire int</text:p>
      <text:p text:style-name="P1">);</text:p>
      <text:p text:style-name="P1"/>
      <text:p text:style-name="P1">CREATE TABLE villes(</text:p>
      <text:p text:style-name="P1"><text:s text:c="2"/>CP INT PRIMARY KEY,</text:p>
      <text:p text:style-name="P1"><text:s text:c="2"/>Ville CHAR(50)</text:p>
      <text:p text:style-name="P1">);</text:p>
      <text:p text:style-name="P1"/>
      <text:p text:style-name="P1">CREATE TABLE chevaux(</text:p>
      <text:p text:style-name="P1"><text:s text:c="2"/>Num_C INT PRIMARY KEY,</text:p>
      <text:p text:style-name="P1"><text:s text:c="2"/>Nom_C CHAR(50),</text:p>
      <text:p text:style-name="P1"><text:s text:c="2"/>Sexe_C CHAR(1),</text:p>
      <text:p text:style-name="P1"><text:s text:c="2"/>Encolure INT,</text:p>
      <text:p text:style-name="P1"><text:s text:c="2"/>DN_C date,</text:p>
      <text:p text:style-name="P1"><text:s text:c="2"/>Niv_C INT</text:p>
      <text:p text:style-name="P1">);</text:p>
      <text:p text:style-name="P1"/>
      <text:p text:style-name="P1">CREATE TABLE adherents(</text:p>
      <text:p text:style-name="P1"><text:s text:c="2"/>Num_adherent INT PRIMARY KEY,</text:p>
      <text:p text:style-name="P1"><text:s text:c="2"/>Nom_adherent CHAR(50),</text:p>
      <text:p text:style-name="P1"><text:s text:c="2"/>Prenom CHAR(50),</text:p>
      <text:p text:style-name="P1"><text:s text:c="2"/>Sexe CHAR(1),</text:p>
      <text:p text:style-name="P1"><text:s text:c="2"/>CP INT references villes(CP),</text:p>
      <text:p text:style-name="P1"><text:s text:c="2"/>Date_nais date,</text:p>
      <text:p text:style-name="P1"><text:s text:c="2"/>Echeance_cot date,</text:p>
      <text:p text:style-name="P1"><text:s text:c="2"/>Niveau INT,</text:p>
      <text:p text:style-name="P1"><text:s text:c="2"/>Cat CHAR(2) references categories(Code_categorie)</text:p>
      <text:p text:style-name="P1">);</text:p>
      <text:p text:style-name="P1"/>
      <text:p text:style-name="P1">CREATE TABLE inscrire(</text:p>
      <text:p text:style-name="P1"><text:s text:c="2"/>Num_adherent INT references adherents(Num_adherent),</text:p>
      <text:p text:style-name="P1"><text:s text:c="2"/>Num_stage INT references stages(Num_stage),</text:p>
      <text:p text:style-name="P1"><text:s text:c="2"/>Num_cheval INT references chevaux(Num_C),</text:p>
      <text:p text:style-name="P1"><text:s text:c="2"/>PRIMARY KEY (Num_adherent, Num_stage)</text:p>
      <text:p text:style-name="P1">);</text:p>
      <text:p text:style-name="P1"/>
      <text:p text:style-name="P1"/>
      <text:p text:style-name="P1"/>
      <text:p text:style-name="P1"/>
      <text:p text:style-name="P1"><text:soft-page-break/>Insérer les lignes:</text:p>
      <text:p text:style-name="P1">INSERT INTO categories VALUES</text:p>
      <text:p text:style-name="P1"><text:s text:c="2"/>('AA', 'Adulte à lannée', 900),</text:p>
      <text:p text:style-name="P1"><text:s text:c="2"/>('AT', 'Adulte au Trimestre', 250),</text:p>
      <text:p text:style-name="P1"><text:s text:c="2"/>('EA', 'Enfant à lannée', 800),</text:p>
      <text:p text:style-name="P1"><text:s text:c="2"/>('ET', 'Enfant au Trimestre', 250);</text:p>
      <text:p text:style-name="P1"/>
      <text:p text:style-name="P1">INSERT INTO villes VALUES</text:p>
      <text:p text:style-name="P1"><text:s text:c="2"/>(13001, 'Marseille'),</text:p>
      <text:p text:style-name="P1"><text:s text:c="2"/>(13002, 'Marseille'),</text:p>
      <text:p text:style-name="P1"><text:s text:c="2"/>(13500, 'Martigues'),</text:p>
      <text:p text:style-name="P1"><text:s text:c="2"/>(13700, 'Marignane');</text:p>
      <text:p text:style-name="P1"/>
      <text:p text:style-name="P1">INSERT INTO adherents VALUES</text:p>
      <text:p text:style-name="P1"><text:s text:c="2"/>(165, 'MARTIN', 'Claude', 'M', 13500, '1967-07-13', '2014-05-29', 4, 'AA'),</text:p>
      <text:p text:style-name="P1"><text:s text:c="2"/>(166, 'DUPONT', 'Louise', 'F', 13002, '1974-11-25', '2014-08-29', 3, 'AT'),</text:p>
      <text:p text:style-name="P1"><text:s text:c="2"/>(167, 'FAVRE', 'Olivier', 'M', 13001, '2000-06-06', '2013-09-30', 1, 'ET'),</text:p>
      <text:p text:style-name="P1"><text:s text:c="2"/>(168, 'FAVRE', 'Julie', 'F', 13001, '2000-06-06', '2013-09-30', 1, 'ET');</text:p>
      <text:p text:style-name="P1"/>
      <text:p text:style-name="P1">INSERT INTO stages VALUES</text:p>
      <text:p text:style-name="P1"><text:s text:c="2"/>(10, '2013-09-13', '2013-09-14', 50),</text:p>
      <text:p text:style-name="P1"><text:s text:c="2"/>(15, '2013-12-14', '2013-12-19', 300);</text:p>
      <text:p text:style-name="P1"/>
      <text:p text:style-name="P1">INSERT INTO chevaux VALUES</text:p>
      <text:p text:style-name="P1"><text:s text:c="2"/>(1, 'Doumé', 'M', 140, '2011-05-15', 3),</text:p>
      <text:p text:style-name="P1"><text:s text:c="2"/>(2, 'Camomille', 'F', 169, '2003-02-26', 3),</text:p>
      <text:p text:style-name="P1"><text:s text:c="2"/>(11, 'Roméo', 'M', 158, '2012-04-18', 1),</text:p>
      <text:p text:style-name="P1"><text:s text:c="2"/>(13, 'Juliette', 'F', 145, '2008-11-02', 2);</text:p>
      <text:p text:style-name="P1"/>
      <text:p text:style-name="P1">INSERT INTO inscrire VALUES</text:p>
      <text:p text:style-name="P1"><text:s text:c="2"/>(165, 10, 13),</text:p>
      <text:p text:style-name="P1"><text:s text:c="2"/>(166, 15, 1),</text:p>
      <text:p text:style-name="P1"><text:s text:c="2"/>(165, 15, 11),</text:p>
      <text:p text:style-name="P1"><text:s text:c="2"/>(167, 10, 13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1:44:18.716752706</meta:creation-date>
    <dc:date>2016-11-04T11:54:31.846946254</dc:date>
    <meta:editing-duration>PT3S</meta:editing-duration>
    <meta:editing-cycles>1</meta:editing-cycles>
    <meta:document-statistic meta:table-count="0" meta:image-count="0" meta:object-count="0" meta:page-count="2" meta:paragraph-count="72" meta:word-count="247" meta:character-count="1933" meta:non-whitespace-character-count="1651"/>
    <meta:generator>LibreOffice/5.1.4.2$Linux_X86_64 LibreOffice_project/10m0$Build-2</meta:generator>
  </office:meta>
</office:document-meta>
</file>